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JournalImpl.getSkip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JournalImpl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JournalImpl.refill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RecordProcessor.process( WorkspaceRecord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ventJournalImpl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JournalImpl.skip( long skip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JournalImpl.skipTo( long d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EventJournal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JournalImpl.nextEv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JournalImpl.EventJournalImpl( EventFilter filter , Journal journal , String produc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JournalImp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JournalImpl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JournalImpl.getCurrentBund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cordProcessor.process( LockRecord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Processor.process( NamespaceRecord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Processor.process( ChangeLogRecord reco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cordProcessor.process( NodeTypeRecord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cordProcessor.getLas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Processor.getNum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ndle.EventBundle( List eventStates , long timestamp , Event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